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content</text:p>
      <text:p>linebreak
linebreak<text:line-break/>af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8-10-10T20:58:17</dc:date>
    <meta:editing-cycles>2</meta:editing-cycles>
    <meta:editing-duration>PT0.139S</meta:editing-duration>
    <meta:creation-date>2018-10-10T20:58:17</meta:creation-date>
  </office:meta>
</office:document-meta>
</file>